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780FBD63CE8C607E6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2398in" svg:width="6.6929in" svg:height="10.7083in" draw:z-index="0"><draw:image xlink:href="Pictures/10000000000004B000000780FBD63CE8C607E6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7:35:19.256089201</meta:creation-date>
    <dc:date>2023-11-16T14:20:02.478658258</dc:date>
    <meta:editing-duration>PT20H34M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